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49in" svg:x="7.2736in" svg:y="0.3453in">
            <draw:object draw:notify-on-update-of-ranges="Sheet1.C3:Sheet1.C12 Sheet1.D3:Sheet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7.252in" svg:y="4.1831in">
            <draw:object draw:notify-on-update-of-ranges="Sheet1.C14:Sheet1.C23 Sheet1.D14:Sheet1.D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in" svg:height="3.5346in" svg:x="7.3602in" svg:y="8.0941in">
            <draw:object draw:notify-on-update-of-ranges="Sheet1.C26:Sheet1.C35 Sheet1.D26:Sheet1.D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in" svg:height="3.5449in" svg:x="7.3819in" svg:y="11.8693in">
            <draw:object draw:notify-on-update-of-ranges="Sheet1.C37:Sheet1.C46 Sheet1.D37:Sheet1.D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in" svg:height="3.5449in" svg:x="7.263in" svg:y="19.5035in">
            <draw:object draw:notify-on-update-of-ranges="Sheet1.C60:Sheet1.C62 Sheet1.D60:Sheet1.D6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in" svg:height="3.5346in" svg:x="7.176in" svg:y="15.6969in">
            <draw:object draw:notify-on-update-of-ranges="Sheet1.C49:Sheet1.C58 Sheet1.D49:Sheet1.D5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relevant</text:p>
          </table:table-cell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</table:table-row>
        <table:table-row table:style-name="ro2">
          <table:table-cell office:value-type="string">
            <text:p>mellan olika alternativ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f:=1/3" office:value-type="float" office:value="0.333333333333333">
            <text:p>0.3333333333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4">
            <text:p>4</text:p>
          </table:table-cell>
          <table:table-cell/>
          <table:table-cell table:formula="of:=1/4" office:value-type="float" office:value="0.25">
            <text:p>0.25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5">
            <text:p>5</text:p>
          </table:table-cell>
          <table:table-cell/>
          <table:table-cell table:formula="of:=1/5" office:value-type="float" office:value="0.2">
            <text:p>0.2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6">
            <text:p>6</text:p>
          </table:table-cell>
          <table:table-cell/>
          <table:table-cell table:formula="of:=1/6" office:value-type="float" office:value="0.166666666666667">
            <text:p>0.1666666667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1/7" office:value-type="float" office:value="0.142857142857143">
            <text:p>0.1428571429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8">
            <text:p>8</text:p>
          </table:table-cell>
          <table:table-cell/>
          <table:table-cell table:formula="of:=1/8" office:value-type="float" office:value="0.125">
            <text:p>0.125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1/9" office:value-type="float" office:value="0.111111111111111">
            <text:p>0.1111111111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10">
            <text:p>10</text:p>
          </table:table-cell>
          <table:table-cell/>
          <table:table-cell table:formula="of:=1/10" office:value-type="float" office:value="0.1">
            <text:p>0.1</text:p>
          </table:table-cell>
          <table:table-cell table:formula="of:=1/20" office:value-type="float" office:value="0.05">
            <text:p>0.05</text:p>
          </table:table-cell>
        </table:table-row>
        <table:table-row table:style-name="ro2">
          <table:table-cell office:value-type="string">
            <text:p>bigram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f:=1/3" office:value-type="float" office:value="0.333333333333333">
            <text:p>0.3333333333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4">
            <text:p>4</text:p>
          </table:table-cell>
          <table:table-cell/>
          <table:table-cell table:formula="of:=1/4" office:value-type="float" office:value="0.25">
            <text:p>0.25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5">
            <text:p>5</text:p>
          </table:table-cell>
          <table:table-cell/>
          <table:table-cell table:formula="of:=1/5" office:value-type="float" office:value="0.2">
            <text:p>0.2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6">
            <text:p>6</text:p>
          </table:table-cell>
          <table:table-cell/>
          <table:table-cell table:formula="of:=1/6" office:value-type="float" office:value="0.166666666666667">
            <text:p>0.1666666667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1/7" office:value-type="float" office:value="0.142857142857143">
            <text:p>0.1428571429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8">
            <text:p>8</text:p>
          </table:table-cell>
          <table:table-cell/>
          <table:table-cell table:formula="of:=1/8" office:value-type="float" office:value="0.125">
            <text:p>0.125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1/9" office:value-type="float" office:value="0.111111111111111">
            <text:p>0.1111111111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10">
            <text:p>10</text:p>
          </table:table-cell>
          <table:table-cell/>
          <table:table-cell table:formula="of:=1/10" office:value-type="float" office:value="0.1">
            <text:p>0.1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den tyska huvudstaden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f:=1/3" office:value-type="float" office:value="0.333333333333333">
            <text:p>0.3333333333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4">
            <text:p>4</text:p>
          </table:table-cell>
          <table:table-cell/>
          <table:table-cell table:formula="of:=1/4" office:value-type="float" office:value="0.25">
            <text:p>0.25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5">
            <text:p>5</text:p>
          </table:table-cell>
          <table:table-cell/>
          <table:table-cell table:formula="of:=1/5" office:value-type="float" office:value="0.2">
            <text:p>0.2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6">
            <text:p>6</text:p>
          </table:table-cell>
          <table:table-cell/>
          <table:table-cell table:formula="of:=1/6" office:value-type="float" office:value="0.166666666666667">
            <text:p>0.1666666667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1/7" office:value-type="float" office:value="0.142857142857143">
            <text:p>0.1428571429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8">
            <text:p>8</text:p>
          </table:table-cell>
          <table:table-cell/>
          <table:table-cell table:formula="of:=1/8" office:value-type="float" office:value="0.125">
            <text:p>0.125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1/9" office:value-type="float" office:value="0.111111111111111">
            <text:p>0.1111111111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10">
            <text:p>10</text:p>
          </table:table-cell>
          <table:table-cell/>
          <table:table-cell table:formula="of:=1/10" office:value-type="float" office:value="0.1">
            <text:p>0.1</text:p>
          </table:table-cell>
          <table:table-cell table:formula="of:=1/20" office:value-type="float" office:value="0.05">
            <text:p>0.05</text:p>
          </table:table-cell>
        </table:table-row>
        <table:table-row table:style-name="ro2">
          <table:table-cell office:value-type="string">
            <text:p>bigram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4">
          <table:table-cell table:number-columns-repeated="4"/>
        </table:table-row>
        <table:table-row table:style-name="ro2">
          <table:table-cell office:value-type="string">
            <text:p>Tillvarons yttersta grunder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2">
            <text:p>2</text:p>
          </table:table-cell>
          <table:table-cell/>
          <table:table-cell table:formula="of:=1/2" office:value-type="float" office:value="0.5">
            <text:p>0.5</text:p>
          </table:table-cell>
          <table:table-cell table:formula="of:=1/20" office:value-type="float" office:value="0.05">
            <text:p>0.0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formula="of:=2/3" office:value-type="float" office:value="0.666666666666667">
            <text:p>0.6666666667</text:p>
          </table:table-cell>
          <table:table-cell table:formula="of:=2/20" office:value-type="float" office:value="0.1">
            <text:p>0.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formula="of:=3/4" office:value-type="float" office:value="0.75">
            <text:p>0.75</text:p>
          </table:table-cell>
          <table:table-cell table:formula="of:=3/20" office:value-type="float" office:value="0.15">
            <text:p>0.1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formula="of:=4/5" office:value-type="float" office:value="0.8">
            <text:p>0.8</text:p>
          </table:table-cell>
          <table:table-cell table:formula="of:=4/20" office:value-type="float" office:value="0.2">
            <text:p>0.2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formula="of:=5/6" office:value-type="float" office:value="0.833333333333333">
            <text:p>0.8333333333</text:p>
          </table:table-cell>
          <table:table-cell table:formula="of:=5/20" office:value-type="float" office:value="0.25">
            <text:p>0.25</text:p>
          </table:table-cell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5/7" office:value-type="float" office:value="0.714285714285714">
            <text:p>0.7142857143</text:p>
          </table:table-cell>
          <table:table-cell table:formula="of:=5/20" office:value-type="float" office:value="0.25">
            <text:p>0.2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table:formula="of:=6/8" office:value-type="float" office:value="0.75">
            <text:p>0.75</text:p>
          </table:table-cell>
          <table:table-cell table:formula="of:=6/20" office:value-type="float" office:value="0.3">
            <text:p>0.3</text:p>
          </table:table-cell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6/9" office:value-type="float" office:value="0.666666666666667">
            <text:p>0.6666666667</text:p>
          </table:table-cell>
          <table:table-cell table:formula="of:=6/20" office:value-type="float" office:value="0.3">
            <text:p>0.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formula="of:=7/10" office:value-type="float" office:value="0.7">
            <text:p>0.7</text:p>
          </table:table-cell>
          <table:table-cell table:formula="of:=7/20" office:value-type="float" office:value="0.35">
            <text:p>0.35</text:p>
          </table:table-cell>
        </table:table-row>
        <table:table-row table:style-name="ro2">
          <table:table-cell office:value-type="string">
            <text:p>bigram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style-name="ce2" office:value-type="float" office:value="0.05">
            <text:p>0.0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formula="of:=2/20" office:value-type="float" office:value="0.1">
            <text:p>0.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formula="of:=3/20" office:value-type="float" office:value="0.15">
            <text:p>0.15</text:p>
          </table:table-cell>
        </table:table-row>
        <table:table-row table:style-name="ro3" table:number-rows-repeated="6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2" number:min-integer-digits="1" number:grouping="true"/>
    </number:number-style>
    <number:number-style style:name="N121">
      <style:text-properties fo:color="#ff0000"/>
      <number:text>$-</number:text>
      <number:number number:decimal-places="2" number:min-integer-digits="1" number:grouping="true"/>
      <style:map style:condition="value()&gt;=0" style:apply-style-name="N121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1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8T09:31:36</dc:date>
    <dc:creator>Erik Aalto</dc:creator>
    <meta:generator>LibreOffice/3.5$Linux_X86_64 LibreOffice_project/350m1$Build-2</meta:generator>
    <meta:editing-duration>P0D</meta:editing-duration>
    <meta:editing-cycles>1</meta:editing-cycles>
    <meta:document-statistic meta:table-count="3" meta:cell-count="18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899cm" svg:y="0.316cm" chart:style-name="ch2">
          <text:p>Mellan olika alternativ unigram</text:p>
        </chart:title>
        <chart:legend chart:legend-position="end" svg:x="13.146cm" svg:y="3.954cm" style:legend-expansion="high" chart:style-name="ch3"/>
        <chart:plot-area chart:style-name="ch4" table:cell-range-address="Sheet1.C3:Sheet1.D12" svg:x="0.769cm" svg:y="1.635cm" svg:width="11.739cm" svg:height="6.77cm">
          <chartooo:coordinate-region svg:x="1.496cm" svg:y="1.835cm" svg:width="10.825cm" svg:height="5.92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2" chart:class="chart:line">
            <chart:data-point chart:repeated="10"/>
          </chart:series>
          <chart:series chart:style-name="ch8" chart:values-cell-range-address="Sheet1.D3:Sheet1.D1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3:Sheet1.C12</svg:desc>
                </draw:g>
              </table:table-cell>
              <table:table-cell office:value-type="float" office:value="0.05">
                <text:p>0.05</text:p>
                <draw:g>
                  <svg:desc>Sheet1.D3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019cm" svg:y="0.316cm" chart:style-name="ch2">
          <text:p>Mellan olika alternativ bigram</text:p>
        </chart:title>
        <chart:legend chart:legend-position="end" svg:x="13.146cm" svg:y="3.954cm" style:legend-expansion="high" chart:style-name="ch3"/>
        <chart:plot-area chart:style-name="ch4" table:cell-range-address="Sheet1.C14:Sheet1.D23" svg:x="0.769cm" svg:y="1.635cm" svg:width="11.739cm" svg:height="6.77cm">
          <chartooo:coordinate-region svg:x="1.496cm" svg:y="1.835cm" svg:width="10.825cm" svg:height="5.92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4:Sheet1.C23" chart:class="chart:line">
            <chart:data-point chart:repeated="10"/>
          </chart:series>
          <chart:series chart:style-name="ch8" chart:values-cell-range-address="Sheet1.D14:Sheet1.D2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14:Sheet1.C23</svg:desc>
                </draw:g>
              </table:table-cell>
              <table:table-cell office:value-type="float" office:value="0.05">
                <text:p>0.05</text:p>
                <draw:g>
                  <svg:desc>Sheet1.D14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line" chart:style-name="ch1">
        <chart:title svg:x="4.728cm" svg:y="0.315cm" chart:style-name="ch2">
          <text:p>Den tyska huvudstaden unigram</text:p>
        </chart:title>
        <chart:legend chart:legend-position="end" svg:x="13.146cm" svg:y="3.941cm" style:legend-expansion="high" chart:style-name="ch3"/>
        <chart:plot-area chart:style-name="ch4" table:cell-range-address="Sheet1.C26:Sheet1.D35" svg:x="0.769cm" svg:y="1.631cm" svg:width="11.739cm" svg:height="6.749cm">
          <chartooo:coordinate-region svg:x="1.496cm" svg:y="1.831cm" svg:width="10.825cm" svg:height="5.9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26:Sheet1.C35" chart:class="chart:line">
            <chart:data-point chart:repeated="10"/>
          </chart:series>
          <chart:series chart:style-name="ch8" chart:values-cell-range-address="Sheet1.D26:Sheet1.D3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6:Sheet1.C35</svg:desc>
                </draw:g>
              </table:table-cell>
              <table:table-cell office:value-type="float" office:value="0.05">
                <text:p>0.05</text:p>
                <draw:g>
                  <svg:desc>Sheet1.D26:Sheet1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847cm" svg:y="0.316cm" chart:style-name="ch2">
          <text:p>Den tyska huvudstaden bigram</text:p>
        </chart:title>
        <chart:legend chart:legend-position="end" svg:x="13.146cm" svg:y="3.954cm" style:legend-expansion="high" chart:style-name="ch3"/>
        <chart:plot-area chart:style-name="ch4" table:cell-range-address="Sheet1.C37:Sheet1.D46" svg:x="0.769cm" svg:y="1.635cm" svg:width="11.739cm" svg:height="6.77cm">
          <chartooo:coordinate-region svg:x="1.496cm" svg:y="1.834cm" svg:width="10.825cm" svg:height="5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37:Sheet1.C46" chart:class="chart:line">
            <chart:data-point chart:repeated="10"/>
          </chart:series>
          <chart:series chart:style-name="ch8" chart:values-cell-range-address="Sheet1.D37:Sheet1.D46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7:Sheet1.C46</svg:desc>
                </draw:g>
              </table:table-cell>
              <table:table-cell office:value-type="float" office:value="0">
                <text:p>0</text:p>
                <draw:g>
                  <svg:desc>Sheet1.D37:Sheet1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569cm" svg:y="0.316cm" chart:style-name="ch2">
          <text:p>Tillvarons yttersta grunder bigram</text:p>
        </chart:title>
        <chart:legend chart:legend-position="end" svg:x="13.146cm" svg:y="3.954cm" style:legend-expansion="high" chart:style-name="ch3"/>
        <chart:plot-area chart:style-name="ch4" table:cell-range-address="Sheet1.C60:Sheet1.D62" svg:x="0.769cm" svg:y="1.635cm" svg:width="11.739cm" svg:height="6.77cm">
          <chartooo:coordinate-region svg:x="1.496cm" svg:y="1.835cm" svg:width="10.918cm" svg:height="5.92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60:Sheet1.C62" chart:class="chart:line">
            <chart:data-point chart:repeated="3"/>
          </chart:series>
          <chart:series chart:style-name="ch8" chart:values-cell-range-address="Sheet1.D60:Sheet1.D62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60:Sheet1.C62</svg:desc>
                </draw:g>
              </table:table-cell>
              <table:table-cell office:value-type="float" office:value="0.05">
                <text:p>0.05</text:p>
                <draw:g>
                  <svg:desc>Sheet1.D60:Sheet1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line" chart:style-name="ch1">
        <chart:title svg:x="4.45cm" svg:y="0.315cm" chart:style-name="ch2">
          <text:p>Tillvarons yttersta grunder unigram</text:p>
        </chart:title>
        <chart:legend chart:legend-position="end" svg:x="13.146cm" svg:y="3.941cm" style:legend-expansion="high" chart:style-name="ch3"/>
        <chart:plot-area chart:style-name="ch4" table:cell-range-address="Sheet1.C49:Sheet1.D58" svg:x="0.769cm" svg:y="1.631cm" svg:width="11.739cm" svg:height="6.749cm">
          <chartooo:coordinate-region svg:x="1.496cm" svg:y="1.831cm" svg:width="10.825cm" svg:height="5.9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49:Sheet1.C58" chart:class="chart:line">
            <chart:data-point chart:repeated="10"/>
          </chart:series>
          <chart:series chart:style-name="ch8" chart:values-cell-range-address="Sheet1.D49:Sheet1.D5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49:Sheet1.C58</svg:desc>
                </draw:g>
              </table:table-cell>
              <table:table-cell office:value-type="float" office:value="0.05">
                <text:p>0.05</text:p>
                <draw:g>
                  <svg:desc>Sheet1.D49:Sheet1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